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17in" fo:margin-left="0in" fo:margin-top="0in" fo:margin-bottom="0in" table:align="left" style:writing-mode="lr-tb"/>
    </style:style>
    <style:style style:name="Table1.A" style:family="table-column">
      <style:table-column-properties style:column-width="0.5014in"/>
    </style:style>
    <style:style style:name="Table1.B" style:family="table-column">
      <style:table-column-properties style:column-width="1.2667in"/>
    </style:style>
    <style:style style:name="Table1.C" style:family="table-column">
      <style:table-column-properties style:column-width="2.2292in"/>
    </style:style>
    <style:style style:name="Table1.D" style:family="table-column">
      <style:table-column-properties style:column-width="1.1181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4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7889in" fo:keep-together="auto"/>
    </style:style>
    <style:style style:name="Table1.4" style:family="table-row">
      <style:table-row-properties style:min-row-height="0.625in" fo:keep-together="auto"/>
    </style:style>
    <style:style style:name="Table1.5" style:family="table-row">
      <style:table-row-properties style:min-row-height="0.3132in" fo:keep-together="auto"/>
    </style:style>
    <style:style style:name="Table2" style:family="table">
      <style:table-properties style:width="6.7917in" fo:margin-left="0in" fo:margin-top="0in" fo:margin-bottom="0in" table:align="left" style:writing-mode="lr-tb"/>
    </style:style>
    <style:style style:name="Table2.A" style:family="table-column">
      <style:table-column-properties style:column-width="0.5014in"/>
    </style:style>
    <style:style style:name="Table2.B" style:family="table-column">
      <style:table-column-properties style:column-width="1.2667in"/>
    </style:style>
    <style:style style:name="Table2.C" style:family="table-column">
      <style:table-column-properties style:column-width="2.2292in"/>
    </style:style>
    <style:style style:name="Table2.D" style:family="table-column">
      <style:table-column-properties style:column-width="1.1181in"/>
    </style:style>
    <style:style style:name="Table2.E" style:family="table-column">
      <style:table-column-properties style:column-width="0.5938in"/>
    </style:style>
    <style:style style:name="Table2.F" style:family="table-column">
      <style:table-column-properties style:column-width="0.5896in"/>
    </style:style>
    <style:style style:name="Table2.G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6in" fo:keep-together="auto"/>
    </style:style>
    <style:style style:name="Table2.5" style:family="table-row">
      <style:table-row-properties style:min-row-height="0.4424in" fo:keep-together="auto"/>
    </style:style>
    <style:style style:name="Table3" style:family="table">
      <style:table-properties style:width="6.7917in" fo:margin-left="0in" fo:margin-top="0in" fo:margin-bottom="0in" table:align="left" style:writing-mode="lr-tb"/>
    </style:style>
    <style:style style:name="Table3.A" style:family="table-column">
      <style:table-column-properties style:column-width="0.5014in"/>
    </style:style>
    <style:style style:name="Table3.B" style:family="table-column">
      <style:table-column-properties style:column-width="1.2667in"/>
    </style:style>
    <style:style style:name="Table3.C" style:family="table-column">
      <style:table-column-properties style:column-width="2.2292in"/>
    </style:style>
    <style:style style:name="Table3.D" style:family="table-column">
      <style:table-column-properties style:column-width="1.1181in"/>
    </style:style>
    <style:style style:name="Table3.E" style:family="table-column">
      <style:table-column-properties style:column-width="0.5938in"/>
    </style:style>
    <style:style style:name="Table3.F" style:family="table-column">
      <style:table-column-properties style:column-width="0.5896in"/>
    </style:style>
    <style:style style:name="Table3.G" style:family="table-column">
      <style:table-column-properties style:column-width="0.4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7889in" fo:keep-together="auto"/>
    </style:style>
    <style:style style:name="Table3.4" style:family="table-row">
      <style:table-row-properties style:min-row-height="0.5014in" fo:keep-together="auto"/>
    </style:style>
    <style:style style:name="Table3.B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0.2722in" fo:keep-together="auto"/>
    </style:style>
    <style:style style:name="Table4" style:family="table">
      <style:table-properties style:width="6.7917in" fo:margin-left="0in" fo:margin-top="0in" fo:margin-bottom="0in" table:align="left" style:writing-mode="lr-tb"/>
    </style:style>
    <style:style style:name="Table4.A" style:family="table-column">
      <style:table-column-properties style:column-width="0.5014in"/>
    </style:style>
    <style:style style:name="Table4.B" style:family="table-column">
      <style:table-column-properties style:column-width="1.2667in"/>
    </style:style>
    <style:style style:name="Table4.C" style:family="table-column">
      <style:table-column-properties style:column-width="2.2292in"/>
    </style:style>
    <style:style style:name="Table4.D" style:family="table-column">
      <style:table-column-properties style:column-width="1.1181in"/>
    </style:style>
    <style:style style:name="Table4.E" style:family="table-column">
      <style:table-column-properties style:column-width="0.5938in"/>
    </style:style>
    <style:style style:name="Table4.F" style:family="table-column">
      <style:table-column-properties style:column-width="0.5896in"/>
    </style:style>
    <style:style style:name="Table4.G" style:family="table-column">
      <style:table-column-properties style:column-width="0.4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725in" fo:keep-together="auto"/>
    </style:style>
    <style:style style:name="Table4.4" style:family="table-row">
      <style:table-row-properties style:min-row-height="0.2486in" fo:keep-together="auto"/>
    </style:style>
    <style:style style:name="Table6" style:family="table">
      <style:table-properties style:width="6.7917in" fo:margin-left="0in" fo:margin-top="0in" fo:margin-bottom="0in" table:align="left" style:writing-mode="lr-tb"/>
    </style:style>
    <style:style style:name="Table6.A" style:family="table-column">
      <style:table-column-properties style:column-width="0.5014in"/>
    </style:style>
    <style:style style:name="Table6.B" style:family="table-column">
      <style:table-column-properties style:column-width="1.2667in"/>
    </style:style>
    <style:style style:name="Table6.C" style:family="table-column">
      <style:table-column-properties style:column-width="2.2306in"/>
    </style:style>
    <style:style style:name="Table6.D" style:family="table-column">
      <style:table-column-properties style:column-width="1.1167in"/>
    </style:style>
    <style:style style:name="Table6.E" style:family="table-column">
      <style:table-column-properties style:column-width="0.5938in"/>
    </style:style>
    <style:style style:name="Table6.F" style:family="table-column">
      <style:table-column-properties style:column-width="0.5896in"/>
    </style:style>
    <style:style style:name="Table6.G" style:family="table-column">
      <style:table-column-properties style:column-width="0.493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3" style:family="table-row">
      <style:table-row-properties style:min-row-height="0.6035in" fo:keep-together="auto"/>
    </style:style>
    <style:style style:name="Table6.5" style:family="table-row">
      <style:table-row-properties style:min-row-height="0.2493in" fo:keep-together="auto"/>
    </style:style>
    <style:style style:name="Table7" style:family="table">
      <style:table-properties style:width="6.7917in" fo:margin-left="0in" fo:margin-top="0in" fo:margin-bottom="0in" table:align="left" style:writing-mode="lr-tb"/>
    </style:style>
    <style:style style:name="Table7.A" style:family="table-column">
      <style:table-column-properties style:column-width="0.5014in"/>
    </style:style>
    <style:style style:name="Table7.B" style:family="table-column">
      <style:table-column-properties style:column-width="1.2667in"/>
    </style:style>
    <style:style style:name="Table7.C" style:family="table-column">
      <style:table-column-properties style:column-width="2.2306in"/>
    </style:style>
    <style:style style:name="Table7.D" style:family="table-column">
      <style:table-column-properties style:column-width="1.1167in"/>
    </style:style>
    <style:style style:name="Table7.E" style:family="table-column">
      <style:table-column-properties style:column-width="0.5938in"/>
    </style:style>
    <style:style style:name="Table7.F" style:family="table-column">
      <style:table-column-properties style:column-width="0.5896in"/>
    </style:style>
    <style:style style:name="Table7.G" style:family="table-column">
      <style:table-column-properties style:column-width="0.49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7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7.3" style:family="table-row">
      <style:table-row-properties style:min-row-height="0.4125in" fo:keep-together="auto"/>
    </style:style>
    <style:style style:name="Table7.4" style:family="table-row">
      <style:table-row-properties style:min-row-height="0.4979in" fo:keep-together="auto"/>
    </style:style>
    <style:style style:name="Table7.5" style:family="table-row">
      <style:table-row-properties style:min-row-height="0.334in" fo:keep-together="auto"/>
    </style:style>
    <style:style style:name="P1" style:family="paragraph" style:parent-style-name="Standard">
      <style:text-properties officeooo:paragraph-rsid="003244f0"/>
    </style:style>
    <style:style style:name="P2" style:family="paragraph" style:parent-style-name="Standard">
      <style:text-properties fo:color="#000000" style:font-name="Liberation Serif" fo:font-size="8pt" fo:background-color="#fffffe" style:font-size-asian="8pt" style:font-size-complex="8pt"/>
    </style:style>
    <style:style style:name="P3" style:family="paragraph" style:parent-style-name="Standard">
      <style:text-properties fo:color="#000000" style:font-name="Liberation Serif" fo:font-size="8pt" officeooo:rsid="0034be7e" officeooo:paragraph-rsid="0037e6a0" fo:background-color="#fffffe" style:font-size-asian="8pt" style:font-size-complex="8pt"/>
    </style:style>
    <style:style style:name="P4" style:family="paragraph" style:parent-style-name="Standard">
      <style:text-properties fo:color="#000000" style:font-name="Liberation Serif" fo:font-size="8pt" officeooo:paragraph-rsid="002d06fc" fo:background-color="#fffffe" style:font-size-asian="8pt" style:font-size-complex="8pt"/>
    </style:style>
    <style:style style:name="P5" style:family="paragraph" style:parent-style-name="Standard">
      <style:text-properties fo:color="#000000" style:font-name="Liberation Serif" fo:font-size="8pt" fo:font-weight="normal" officeooo:rsid="0034be7e" officeooo:paragraph-rsid="0037e6a0" fo:background-color="transparent" style:font-size-asian="8pt" style:font-size-complex="8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8pt" fo:font-weight="normal" fo:background-color="transparent" style:font-size-asian="8pt" style:font-size-complex="8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8pt" fo:font-weight="normal" fo:background-color="#ffffff" style:font-size-asian="8pt" style:font-size-complex="8pt"/>
    </style:style>
    <style:style style:name="P8" style:family="paragraph" style:parent-style-name="Standard">
      <style:text-properties officeooo:paragraph-rsid="002d06fc"/>
    </style:style>
    <style:style style:name="P9" style:family="paragraph" style:parent-style-name="Standard">
      <style:text-properties fo:color="#a31515" style:font-name="Liberation Serif" fo:font-size="8pt" fo:background-color="#fffffe" style:font-size-asian="8pt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Liberation Serif" fo:font-size="8pt" officeooo:paragraph-rsid="003244f0" style:font-size-asian="8pt" style:font-size-complex="8pt"/>
    </style:style>
    <style:style style:name="P11" style:family="paragraph" style:parent-style-name="No_20_Spacing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8pt" fo:language="en" fo:country="US" officeooo:rsid="0037876c" officeooo:paragraph-rsid="0037876c" style:font-size-asian="8pt" style:font-name-complex="Times New Roman1" style:font-weight-complex="bold"/>
    </style:style>
    <style:style style:name="P1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2986d1"/>
    </style:style>
    <style:style style:name="P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2d06fc"/>
    </style:style>
    <style:style style:name="P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3244f0"/>
    </style:style>
    <style:style style:name="P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2986d1" style:font-size-asian="8pt" style:font-name-complex="Times New Roman1" style:font-weight-complex="bold"/>
    </style:style>
    <style:style style:name="P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2d06fc" style:font-size-asian="8pt" style:font-name-complex="Times New Roman1" style:font-weight-complex="bold"/>
    </style:style>
    <style:style style:name="P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3244f0" style:font-size-asian="8pt" style:font-name-complex="Times New Roman1" style:font-weight-complex="bold"/>
    </style:style>
    <style:style style:name="P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b1576" officeooo:paragraph-rsid="002d06fc" style:font-size-asian="8pt" style:font-name-complex="Times New Roman1" style:font-weight-complex="bold"/>
    </style:style>
    <style:style style:name="P1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4be7e" officeooo:paragraph-rsid="0034be7e" style:font-size-asian="8pt" style:font-name-complex="Times New Roman1" style:font-weight-complex="bold"/>
    </style:style>
    <style:style style:name="P2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7876c" officeooo:paragraph-rsid="0037876c" style:font-size-asian="8pt" style:font-name-complex="Times New Roman1" style:font-weight-complex="bold"/>
    </style:style>
    <style:style style:name="P2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7e6a0" officeooo:paragraph-rsid="0037e6a0" style:font-size-asian="8pt" style:font-name-complex="Times New Roman1" style:font-weight-complex="bold"/>
    </style:style>
    <style:style style:name="P2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be115" officeooo:paragraph-rsid="003be115" style:font-size-asian="8pt" style:font-name-complex="Times New Roman1" style:font-weight-complex="bold"/>
    </style:style>
    <style:style style:name="P2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cdd41" officeooo:paragraph-rsid="003cdd41" style:font-size-asian="8pt" style:font-name-complex="Times New Roman1" style:font-weight-complex="bold"/>
    </style:style>
    <style:style style:name="P2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3df9e2" officeooo:paragraph-rsid="003df9e2" style:font-size-asian="8pt" style:font-name-complex="Times New Roman1" style:font-weight-complex="bold"/>
    </style:style>
    <style:style style:name="P2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4001dc" officeooo:paragraph-rsid="004001dc" style:font-size-asian="8pt" style:font-name-complex="Times New Roman1" style:font-weight-complex="bold"/>
    </style:style>
    <style:style style:name="P2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2986d1" style:font-size-asian="8pt" style:font-weight-asian="bold" style:font-name-complex="Times New Roman1" style:font-weight-complex="bold"/>
    </style:style>
    <style:style style:name="P2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2d06fc" style:font-size-asian="8pt" style:font-weight-asian="bold" style:font-name-complex="Times New Roman1" style:font-weight-complex="bold"/>
    </style:style>
    <style:style style:name="P2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3244f0" style:font-size-asian="8pt" style:font-weight-asian="bold" style:font-name-complex="Times New Roman1" style:font-weight-complex="bold"/>
    </style:style>
    <style:style style:name="P2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2d06fc" officeooo:paragraph-rsid="002d06fc" style:font-size-asian="7pt" style:font-size-complex="8pt"/>
    </style:style>
    <style:style style:name="P3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244f0" officeooo:paragraph-rsid="003244f0" style:font-size-asian="7pt" style:font-size-complex="8pt"/>
    </style:style>
    <style:style style:name="P3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4be7e" officeooo:paragraph-rsid="0034be7e" style:font-size-asian="7pt" style:font-size-complex="8pt"/>
    </style:style>
    <style:style style:name="P3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4be7e" officeooo:paragraph-rsid="0037e6a0" style:font-size-asian="7pt" style:font-size-complex="8pt"/>
    </style:style>
    <style:style style:name="P3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7876c" officeooo:paragraph-rsid="0037876c" style:font-size-asian="7pt" style:font-size-complex="8pt"/>
    </style:style>
    <style:style style:name="P3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7e6a0" officeooo:paragraph-rsid="0037e6a0" style:font-size-asian="7pt" style:font-size-complex="8pt"/>
    </style:style>
    <style:style style:name="P3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9d965" officeooo:paragraph-rsid="0039d965" style:font-size-asian="7pt" style:font-size-complex="8pt"/>
    </style:style>
    <style:style style:name="P3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a81b1" officeooo:paragraph-rsid="003a81b1" style:font-size-asian="7pt" style:font-size-complex="8pt"/>
    </style:style>
    <style:style style:name="P3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be115" officeooo:paragraph-rsid="003be115" style:font-size-asian="7pt" style:font-size-complex="8pt"/>
    </style:style>
    <style:style style:name="P3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paragraph-rsid="003244f0" style:font-size-asian="7pt" style:font-size-complex="8pt"/>
    </style:style>
    <style:style style:name="P3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3cdd41" officeooo:paragraph-rsid="003cdd41" style:font-size-asian="7pt" style:font-size-complex="8pt"/>
    </style:style>
    <style:style style:name="P4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4001dc" officeooo:paragraph-rsid="004001dc" style:font-size-asian="7pt" style:font-size-complex="8pt"/>
    </style:style>
    <style:style style:name="P4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2d06fc" officeooo:paragraph-rsid="002d06fc" style:font-size-asian="8pt" style:font-size-complex="8pt"/>
    </style:style>
    <style:style style:name="P4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2d06fc" officeooo:paragraph-rsid="003244f0" style:font-size-asian="8pt" style:font-size-complex="8pt"/>
    </style:style>
    <style:style style:name="P43" style:family="paragraph" style:parent-style-name="Standard">
      <style:paragraph-properties fo:margin-top="0in" fo:margin-bottom="0in" loext:contextual-spacing="false" style:line-height-at-least="0.198in"/>
      <style:text-properties fo:color="#000000" style:font-name="Liberation Serif" fo:font-size="8pt" fo:font-weight="normal" fo:background-color="transparent" style:font-size-asian="8pt" style:font-size-complex="8pt"/>
    </style:style>
    <style:style style:name="P44" style:family="paragraph" style:parent-style-name="Standard">
      <style:paragraph-properties fo:margin-top="0in" fo:margin-bottom="0in" loext:contextual-spacing="false" style:line-height-at-least="0.198in"/>
      <style:text-properties fo:color="#000000" style:font-name="Liberation Serif" fo:font-size="8pt" fo:font-weight="normal" fo:background-color="#ffffff" style:font-size-asian="8pt" style:font-size-complex="8pt"/>
    </style:style>
    <style:style style:name="P45" style:family="paragraph" style:parent-style-name="No_20_Spacing">
      <style:paragraph-properties fo:text-align="justify" style:justify-single-word="false"/>
      <style:text-properties style:font-name="Liberation Serif" fo:font-size="8pt" officeooo:paragraph-rsid="0037876c" style:font-size-asian="8pt" style:font-size-complex="8pt"/>
    </style:style>
    <style:style style:name="P46" style:family="paragraph" style:parent-style-name="No_20_Spacing">
      <style:paragraph-properties fo:text-align="justify" style:justify-single-word="false"/>
      <style:text-properties style:font-name="Liberation Serif" fo:font-size="8pt" officeooo:paragraph-rsid="002986d1" style:font-size-asian="8pt" style:font-size-complex="8pt"/>
    </style:style>
    <style:style style:name="P47" style:family="paragraph" style:parent-style-name="No_20_Spacing">
      <style:paragraph-properties fo:text-align="justify" style:justify-single-word="false"/>
      <style:text-properties style:font-name="Liberation Serif" fo:font-size="8pt" officeooo:paragraph-rsid="003cdd41" style:font-size-asian="8pt" style:font-size-complex="8pt"/>
    </style:style>
    <style:style style:name="P48" style:family="paragraph" style:parent-style-name="No_20_Spacing">
      <style:paragraph-properties fo:text-align="justify" style:justify-single-word="false"/>
      <style:text-properties style:font-name="Liberation Serif" fo:font-size="8pt" officeooo:paragraph-rsid="0037e6a0" style:font-size-asian="8pt" style:font-size-complex="8pt"/>
    </style:style>
    <style:style style:name="P49" style:family="paragraph" style:parent-style-name="No_20_Spacing">
      <style:paragraph-properties fo:text-align="justify" style:justify-single-word="false"/>
      <style:text-properties style:font-name="Liberation Serif" fo:font-size="8pt" fo:language="en" fo:country="US" fo:font-weight="bold" officeooo:paragraph-rsid="0037e6a0" style:font-size-asian="8pt" style:font-weight-asian="bold" style:font-name-complex="Times New Roman1" style:font-size-complex="8pt" style:font-weight-complex="bold"/>
    </style:style>
    <style:style style:name="P50" style:family="paragraph" style:parent-style-name="No_20_Spacing">
      <style:paragraph-properties fo:text-align="justify" style:justify-single-word="false"/>
      <style:text-properties style:font-name="Liberation Serif" fo:font-size="10pt" fo:language="en" fo:country="US" fo:font-weight="bold" officeooo:paragraph-rsid="0037876c" style:font-size-asian="10pt" style:font-weight-asian="bold" style:font-name-complex="Times New Roman1" style:font-size-complex="10pt" style:font-weight-complex="bold"/>
    </style:style>
    <style:style style:name="P51" style:family="paragraph" style:parent-style-name="No_20_Spacing">
      <style:paragraph-properties fo:text-align="justify" style:justify-single-word="false" fo:break-before="page"/>
      <style:text-properties style:font-name="Liberation Serif" fo:font-size="8pt" officeooo:paragraph-rsid="003cdd41" style:font-size-asian="8pt" style:font-size-complex="8pt"/>
    </style:style>
    <style:style style:name="P52" style:family="paragraph" style:parent-style-name="Standard" style:list-style-name="L1">
      <style:text-properties fo:color="#000000" style:font-name="Liberation Serif" fo:font-size="8pt" officeooo:rsid="0034be7e" officeooo:paragraph-rsid="0034be7e" fo:background-color="#fffffe" style:font-size-asian="8pt" style:font-size-complex="8pt"/>
    </style:style>
    <style:style style:name="P53" style:family="paragraph" style:parent-style-name="Standard" style:list-style-name="L2">
      <style:text-properties fo:color="#000000" style:font-name="Liberation Serif" fo:font-size="8pt" officeooo:rsid="0034be7e" officeooo:paragraph-rsid="0037e6a0" fo:background-color="#fffffe" style:font-size-asian="8pt" style:font-size-complex="8pt"/>
    </style:style>
    <style:style style:name="P54" style:family="paragraph" style:parent-style-name="Standard" style:list-style-name="WWNum24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color="#000000" style:font-name="Liberation Serif" fo:font-size="8pt" fo:language="en" fo:country="US" officeooo:rsid="0034be7e" officeooo:paragraph-rsid="0034be7e" fo:background-color="#fffffe" style:font-size-asian="8pt" style:font-name-complex="Times New Roman1" style:font-size-complex="8pt" style:font-weight-complex="bold"/>
    </style:style>
    <style:style style:name="P55" style:family="paragraph" style:parent-style-name="Standard" style:list-style-name="WWNum24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color="#000000" style:font-name="Liberation Serif" fo:font-size="8pt" fo:language="en" fo:country="US" officeooo:paragraph-rsid="002d06fc" fo:background-color="#fffffe" style:font-size-asian="8pt" style:font-name-complex="Times New Roman1" style:font-size-complex="8pt" style:font-weight-complex="bold"/>
    </style:style>
    <style:style style:name="P56" style:family="paragraph" style:parent-style-name="Standard" style:list-style-name="WWNum24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color="#000000" style:font-name="Liberation Serif" fo:font-size="8pt" fo:language="en" fo:country="US" officeooo:paragraph-rsid="003244f0" fo:background-color="#fffffe" style:font-size-asian="8pt" style:font-name-complex="Times New Roman1" style:font-size-complex="8pt" style:font-weight-complex="bold"/>
    </style:style>
    <style:style style:name="P57" style:family="paragraph" style:parent-style-name="Standard" style:list-style-name="L2">
      <style:paragraph-properties fo:margin-top="0in" fo:margin-bottom="0in" loext:contextual-spacing="false" fo:line-height="100%" fo:text-align="justify" style:justify-single-word="false"/>
      <style:text-properties fo:color="#000000" style:font-name="Liberation Serif" fo:font-size="8pt" officeooo:rsid="0034be7e" officeooo:paragraph-rsid="0037e6a0" fo:background-color="#fffffe" style:font-size-asian="8pt" style:font-size-complex="8pt"/>
    </style:style>
    <style:style style:name="P58" style:family="paragraph" style:parent-style-name="No_20_Spacing" style:list-style-name="WWNum24">
      <style:paragraph-properties fo:text-align="justify" style:justify-single-word="false"/>
      <style:text-properties style:font-name="Liberation Serif" fo:font-size="8pt" officeooo:paragraph-rsid="002986d1" style:font-size-asian="8pt" style:font-size-complex="8pt"/>
    </style:style>
    <style:style style:name="P59" style:family="paragraph" style:parent-style-name="No_20_Spacing" style:list-style-name="WWNum24">
      <style:paragraph-properties fo:text-align="justify" style:justify-single-word="false"/>
      <style:text-properties style:font-name="Liberation Serif" fo:font-size="8pt" officeooo:paragraph-rsid="0037876c" style:font-size-asian="8pt" style:font-size-complex="8pt"/>
    </style:style>
    <style:style style:name="P60" style:family="paragraph" style:parent-style-name="No_20_Spacing" style:list-style-name="WWNum24">
      <style:paragraph-properties fo:text-align="justify" style:justify-single-word="false"/>
      <style:text-properties style:font-name="Liberation Serif" fo:font-size="8pt" officeooo:paragraph-rsid="0037e6a0" style:font-size-asian="8pt" style:font-size-complex="8pt"/>
    </style:style>
    <style:style style:name="P61" style:family="paragraph" style:parent-style-name="No_20_Spacing" style:list-style-name="WWNum24">
      <style:paragraph-properties fo:text-align="justify" style:justify-single-word="false"/>
      <style:text-properties style:font-name="Liberation Serif" fo:font-size="8pt" officeooo:paragraph-rsid="003cdd41" style:font-size-asian="8pt" style:font-size-complex="8pt"/>
    </style:style>
    <style:style style:name="P62" style:family="paragraph" style:parent-style-name="No_20_Spacing" style:list-style-name="WWNum24">
      <style:paragraph-properties fo:text-align="justify" style:justify-single-word="false"/>
      <style:text-properties style:font-name="Liberation Serif" fo:font-size="8pt" fo:language="en" fo:country="US" officeooo:paragraph-rsid="002986d1" style:font-size-asian="8pt" style:font-size-complex="8pt"/>
    </style:style>
    <style:style style:name="P63" style:family="paragraph" style:parent-style-name="No_20_Spacing" style:list-style-name="WWNum24">
      <style:paragraph-properties fo:text-align="justify" style:justify-single-word="false"/>
      <style:text-properties style:font-name="Liberation Serif" fo:font-size="8pt" fo:language="en" fo:country="US" officeooo:paragraph-rsid="0037876c" style:font-size-asian="8pt" style:font-size-complex="8pt"/>
    </style:style>
    <style:style style:name="P64" style:family="paragraph" style:parent-style-name="No_20_Spacing" style:list-style-name="WWNum24">
      <style:paragraph-properties fo:text-align="justify" style:justify-single-word="false"/>
      <style:text-properties style:font-name="Liberation Serif" fo:font-size="8pt" fo:language="en" fo:country="US" officeooo:paragraph-rsid="0037e6a0" style:font-size-asian="8pt" style:font-size-complex="8pt"/>
    </style:style>
    <style:style style:name="P65" style:family="paragraph" style:parent-style-name="No_20_Spacing" style:list-style-name="WWNum24">
      <style:paragraph-properties fo:text-align="justify" style:justify-single-word="false"/>
      <style:text-properties style:font-name="Liberation Serif" fo:font-size="8pt" fo:language="en" fo:country="US" officeooo:paragraph-rsid="003cdd41" style:font-size-asian="8pt" style:font-size-complex="8pt"/>
    </style:style>
    <style:style style:name="P66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34be7e" officeooo:paragraph-rsid="0034be7e" style:font-size-asian="8pt" style:font-name-complex="Times New Roman1" style:font-weight-complex="bold"/>
    </style:style>
    <style:style style:name="P67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36474f" officeooo:paragraph-rsid="0036474f" style:font-size-asian="8pt" style:font-name-complex="Times New Roman1" style:font-weight-complex="bold"/>
    </style:style>
    <style:style style:name="P68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paragraph-rsid="002986d1" style:font-size-asian="8pt" style:font-name-complex="Times New Roman1" style:font-weight-complex="bold"/>
    </style:style>
    <style:style style:name="P69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paragraph-rsid="002d06fc" style:font-size-asian="8pt" style:font-name-complex="Times New Roman1" style:font-weight-complex="bold"/>
    </style:style>
    <style:style style:name="P70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paragraph-rsid="003244f0" style:font-size-asian="8pt" style:font-name-complex="Times New Roman1" style:font-weight-complex="bold"/>
    </style:style>
    <style:style style:name="P71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2d06fc" officeooo:paragraph-rsid="002d06fc" style:font-size-asian="8pt" style:font-name-complex="Times New Roman1" style:font-weight-complex="bold"/>
    </style:style>
    <style:style style:name="P72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37876c" officeooo:paragraph-rsid="0037876c" style:font-size-asian="8pt" style:font-name-complex="Times New Roman1" style:font-weight-complex="bold"/>
    </style:style>
    <style:style style:name="P73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37e6a0" officeooo:paragraph-rsid="0037e6a0" style:font-size-asian="8pt" style:font-name-complex="Times New Roman1" style:font-weight-complex="bold"/>
    </style:style>
    <style:style style:name="P74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39d965" officeooo:paragraph-rsid="0039d965" style:font-size-asian="8pt" style:font-name-complex="Times New Roman1" style:font-weight-complex="bold"/>
    </style:style>
    <style:style style:name="P75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3be115" officeooo:paragraph-rsid="003be115" style:font-size-asian="8pt" style:font-name-complex="Times New Roman1" style:font-weight-complex="bold"/>
    </style:style>
    <style:style style:name="P76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3df9e2" officeooo:paragraph-rsid="003df9e2" style:font-size-asian="8pt" style:font-name-complex="Times New Roman1" style:font-weight-complex="bold"/>
    </style:style>
    <style:style style:name="P77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style:font-name="Times New Roman" fo:font-size="8pt" fo:language="en" fo:country="US" officeooo:rsid="004001dc" officeooo:paragraph-rsid="004001dc" style:font-size-asian="8pt" style:font-name-complex="Times New Roman1" style:font-weight-complex="bold"/>
    </style:style>
    <style:style style:name="P78" style:family="paragraph" style:parent-style-name="No_20_Spacing" style:list-style-name="WWNum24">
      <style:paragraph-properties fo:margin-left="0.1252in" fo:margin-right="0in" fo:margin-top="0in" fo:margin-bottom="0in" loext:contextual-spacing="false" fo:line-height="100%" fo:text-align="justify" style:justify-single-word="false" fo:text-indent="-0.1252in" style:auto-text-indent="false"/>
      <style:text-properties officeooo:paragraph-rsid="003244f0"/>
    </style:style>
    <style:style style:name="P79" style:family="paragraph" style:parent-style-name="No_20_Spacing" style:list-style-name="WWNum24">
      <style:paragraph-properties fo:margin-left="0.1189in" fo:margin-right="0in" fo:margin-top="0in" fo:margin-bottom="0in" loext:contextual-spacing="false" fo:line-height="100%" fo:text-align="justify" style:justify-single-word="false" fo:text-indent="-0.1189in" style:auto-text-indent="false"/>
      <style:text-properties style:font-name="Times New Roman" fo:font-size="5pt" fo:language="en" fo:country="US" officeooo:paragraph-rsid="002986d1" style:font-size-asian="5pt" style:font-name-complex="Times New Roman1" style:font-size-complex="8pt" style:font-weight-complex="bold"/>
    </style:style>
    <style:style style:name="P80" style:family="paragraph" style:parent-style-name="No_20_Spacing" style:list-style-name="WWNum24">
      <style:paragraph-properties fo:margin-left="0.1189in" fo:margin-right="0in" fo:margin-top="0in" fo:margin-bottom="0in" loext:contextual-spacing="false" fo:line-height="100%" fo:text-align="justify" style:justify-single-word="false" fo:text-indent="-0.1189in" style:auto-text-indent="false"/>
      <style:text-properties style:font-name="Times New Roman" fo:font-size="5pt" fo:language="en" fo:country="US" officeooo:paragraph-rsid="002d06fc" style:font-size-asian="5pt" style:font-name-complex="Times New Roman1" style:font-size-complex="8pt" style:font-weight-complex="bold"/>
    </style:style>
    <style:style style:name="P81" style:family="paragraph" style:parent-style-name="No_20_Spacing" style:list-style-name="L3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-0.0457in"/>
        </style:tab-stops>
      </style:paragraph-properties>
      <style:text-properties style:font-name="Times New Roman" fo:font-size="8pt" fo:language="en" fo:country="US" officeooo:rsid="0039d965" officeooo:paragraph-rsid="0039d965" style:font-size-asian="8pt" style:font-name-complex="Times New Roman1" style:font-weight-complex="bold"/>
    </style:style>
    <style:style style:name="P82" style:family="paragraph" style:parent-style-name="No_20_Spacing" style:list-style-name="WWNum24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8pt" fo:language="en" fo:country="US" officeooo:rsid="003244f0" officeooo:paragraph-rsid="003244f0" style:font-size-asian="8pt" style:font-name-complex="Times New Roman1" style:font-weight-complex="bold"/>
    </style:style>
    <style:style style:name="T1" style:family="text">
      <style:text-properties style:font-name="Times New Roman" fo:font-size="8pt" fo:language="en" fo:country="US" style:font-size-asian="8pt" style:font-name-complex="Times New Roman1" style:font-weight-complex="bold"/>
    </style:style>
    <style:style style:name="T2" style:family="text">
      <style:text-properties style:font-name="Times New Roman" fo:font-size="8pt" fo:language="en" fo:country="US" officeooo:rsid="002d06fc" style:font-size-asian="8pt" style:font-name-complex="Times New Roman1" style:font-weight-complex="bold"/>
    </style:style>
    <style:style style:name="T3" style:family="text">
      <style:text-properties style:font-name="Times New Roman" fo:font-size="8pt" fo:language="en" fo:country="US" officeooo:rsid="002ee9f0" style:font-size-asian="8pt" style:font-name-complex="Times New Roman1" style:font-weight-complex="bold"/>
    </style:style>
    <style:style style:name="T4" style:family="text">
      <style:text-properties style:font-name="Times New Roman" fo:font-size="8pt" fo:language="en" fo:country="US" officeooo:rsid="0030c4d9" style:font-size-asian="8pt" style:font-name-complex="Times New Roman1" style:font-weight-complex="bold"/>
    </style:style>
    <style:style style:name="T5" style:family="text">
      <style:text-properties style:font-name="Times New Roman" fo:font-size="8pt" fo:language="en" fo:country="US" officeooo:rsid="003244f0" style:font-size-asian="8pt" style:font-name-complex="Times New Roman1" style:font-weight-complex="bold"/>
    </style:style>
    <style:style style:name="T6" style:family="text">
      <style:text-properties style:font-name="Times New Roman" fo:font-size="8pt" fo:language="en" fo:country="US" officeooo:rsid="004001dc" style:font-size-asian="8pt" style:font-name-complex="Times New Roman1" style:font-weight-complex="bold"/>
    </style:style>
    <style:style style:name="T7" style:family="text">
      <style:text-properties style:font-name="Times New Roman" fo:font-size="8pt" fo:language="en" fo:country="US" officeooo:rsid="004467e6" style:font-size-asian="8pt" style:font-name-complex="Times New Roman1" style:font-weight-complex="bold"/>
    </style:style>
    <style:style style:name="T8" style:family="text">
      <style:text-properties style:font-name="Times New Roman" fo:language="en" fo:country="US" officeooo:rsid="0037e6a0" style:font-size-asian="8pt" style:font-name-complex="Times New Roman1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complex="Times New Roman1" style:font-weight-complex="bold"/>
    </style:style>
    <style:style style:name="T11" style:family="text">
      <style:text-properties fo:language="en" fo:country="US" officeooo:rsid="002986d1" style:font-name-complex="Times New Roman1" style:font-weight-complex="bold"/>
    </style:style>
    <style:style style:name="T12" style:family="text">
      <style:text-properties fo:language="en" fo:country="US" officeooo:rsid="002d06fc" style:font-name-complex="Times New Roman1" style:font-weight-complex="bold"/>
    </style:style>
    <style:style style:name="T13" style:family="text">
      <style:text-properties fo:language="en" fo:country="US" fo:font-weight="bold" style:font-weight-asian="bold" style:font-name-complex="Times New Roman1" style:font-weight-complex="bold"/>
    </style:style>
    <style:style style:name="T14" style:family="text">
      <style:text-properties fo:language="en" fo:country="US" officeooo:rsid="002986d1"/>
    </style:style>
    <style:style style:name="T15" style:family="text">
      <style:text-properties fo:color="#a31515"/>
    </style:style>
    <style:style style:name="T16" style:family="text">
      <style:text-properties officeooo:rsid="0034be7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d06fc"/>
    </style:style>
    <style:style style:name="T19" style:family="text">
      <style:text-properties officeooo:rsid="003a81b1"/>
    </style:style>
    <style:style style:name="T20" style:family="text">
      <style:text-properties officeooo:rsid="003cdd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3">Designed by</text:span><text:span text:style-name="T10">: </text:span><text:span text:style-name="T11">Marcus Ljungqvist</text:span></text:p>
      <text:p text:style-name="P46"><text:span text:style-name="T13">Pre-conditions</text:span><text:span text:style-name="T10">: </text:span></text:p>
      <text:list xml:id="list728156025" text:style-name="WWNum24">
        <text:list-item>
          <text:p text:style-name="P58"><text:span text:style-name="T10">The system is up available at the address: </text:span><text:span text:style-name="T9">http://localhost:3000</text:span></text:p>
        </text:list-item>
        <text:list-item>
          <text:p text:style-name="P62">The Software Tester has access to login credentials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1">TC01</text:p>
          </table:table-cell>
          <table:table-cell table:style-name="Table1.A1" office:value-type="string">
            <text:p text:style-name="P29">Create new client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6">Step</text:p>
          </table:table-cell>
          <table:table-cell table:style-name="Table1.A2" office:value-type="string">
            <text:p text:style-name="P26">Test step</text:p>
          </table:table-cell>
          <table:table-cell table:style-name="Table1.A2" office:value-type="string">
            <text:p text:style-name="P26">Test data</text:p>
          </table:table-cell>
          <table:table-cell table:style-name="Table1.A2" office:value-type="string">
            <text:p text:style-name="P26">Expected result</text:p>
          </table:table-cell>
          <table:table-cell table:style-name="Table1.A2" office:value-type="string">
            <text:p text:style-name="P26">Actual result</text:p>
          </table:table-cell>
          <table:table-cell table:style-name="Table1.A2" office:value-type="string">
            <text:p text:style-name="P26">Pass/Fail</text:p>
          </table:table-cell>
          <table:table-cell table:style-name="Table1.A2" office:value-type="string">
            <text:p text:style-name="P26">Notes </text:p>
          </table:table-cell>
        </table:table-row>
        <table:table-row table:style-name="Table1.3"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31">Make a POST request toward the endpoint <text:s/><text:span text:style-name="T17">/api /login</text:span></text:p>
          </table:table-cell>
          <table:table-cell table:style-name="Table1.A1" office:value-type="string">
            <text:list xml:id="list278007011" text:style-name="L1">
              <text:list-header>
                <text:p text:style-name="P52"/>
              </text:list-header>
              <text:list-item>
                <text:p text:style-name="P52">Username: “tester01”</text:p>
              </text:list-item>
              <text:list-item>
                <text:p text:style-name="P52">Password: <text:s/>“<text:span text:style-name="T11">GteteqbQQgSr88SwNExUQv2ydb7xuf8c”</text:span></text:p>
              </text:list-item>
            </text:list>
          </table:table-cell>
          <table:table-cell table:style-name="Table1.A1" office:value-type="string">
            <text:list xml:id="list133608296809546" text:continue-list="list728156025" text:style-name="WWNum24">
              <text:list-item>
                <text:p text:style-name="P66">Status code:2XX</text:p>
              </text:list-item>
              <text:list-item>
                <text:p text:style-name="P67">A token is returned for the login and we have access to the website.</text:p>
              </text:list-item>
            </text:list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2"><text:span text:style-name="T1">Make a POST request towards the endpoint /api/</text:span><text:span text:style-name="T2">client/new</text:span></text:p>
          </table:table-cell>
          <table:table-cell table:style-name="Table1.A2" office:value-type="string">
            <text:p text:style-name="P9"/>
            <text:p text:style-name="P2"><text:span text:style-name="T15">"name"</text:span>: <text:span text:style-name="T16">fakeName</text:span></text:p>
            <text:p text:style-name="P2"><text:span text:style-name="T15">"email"</text:span>: <text:span text:style-name="T16">fakeEmail</text:span></text:p>
            <text:p text:style-name="P2"><text:span text:style-name="T15">"telephone"</text:span>: <text:span text:style-name="T16">fakePhone</text:span></text:p>
            <text:list xml:id="list133608989261619" text:continue-numbering="true" text:style-name="WWNum24">
              <text:list-header>
                <text:p text:style-name="P79"/>
              </text:list-header>
            </text:list>
          </table:table-cell>
          <table:table-cell table:style-name="Table1.A2" office:value-type="string">
            <text:list xml:id="list133607915924431" text:continue-numbering="true" text:style-name="WWNum24">
              <text:list-item>
                <text:p text:style-name="P68">Status code:2XX <text:line-break/></text:p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  <table:table-row table:style-name="Table1.5"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31">Assert that client with ID 3 is created</text:p>
          </table:table-cell>
          <table:table-cell table:style-name="Table1.A2" office:value-type="string">
            <text:list xml:id="list133607076431485" text:continue-numbering="true" text:style-name="WWNum24">
              <text:list-header>
                <text:p text:style-name="P54"/>
              </text:list-header>
            </text:list>
          </table:table-cell>
          <table:table-cell table:style-name="Table1.A2" office:value-type="string">
            <text:list xml:id="list133607422371738" text:continue-numbering="true" text:style-name="WWNum24">
              <text:list-item>
                <text:p text:style-name="P66">A client with ID 3 is created.</text:p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</table:table>
      <text:p text:style-name="P50"/>
      <text:p text:style-name="P45"><text:span text:style-name="T13">Designed by</text:span><text:span text:style-name="T10">: </text:span><text:span text:style-name="T11">Marcus Ljungqvist</text:span></text:p>
      <text:p text:style-name="P45"><text:span text:style-name="T13">Pre-conditions</text:span><text:span text:style-name="T10">: </text:span></text:p>
      <text:list xml:id="list133607057650041" text:continue-numbering="true" text:style-name="WWNum24">
        <text:list-item>
          <text:p text:style-name="P59"><text:span text:style-name="T10">The system is up available at the address: </text:span><text:span text:style-name="T9">http://localhost:3000</text:span></text:p>
        </text:list-item>
        <text:list-item>
          <text:p text:style-name="P63">The Software Tester has access to login credentials.</text:p>
        </text:list-item>
        <text:list-item>
          <text:p text:style-name="P59"><text:span text:style-name="T14">The Software Tester is logged in at the website with username:”tester01” and password “</text:span><text:span text:style-name="T11">GteteqbQQgSr88SwNExUQv2ydb7xuf8c” </text:span><text:span text:style-name="T12">and use the generated token in header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1">TC02</text:p>
          </table:table-cell>
          <table:table-cell table:style-name="Table2.A1" office:value-type="string">
            <text:p text:style-name="P33">Update client with ID 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27">Step</text:p>
          </table:table-cell>
          <table:table-cell table:style-name="Table2.A2" office:value-type="string">
            <text:p text:style-name="P27">Test step</text:p>
          </table:table-cell>
          <table:table-cell table:style-name="Table2.A2" office:value-type="string">
            <text:p text:style-name="P27">Test data</text:p>
          </table:table-cell>
          <table:table-cell table:style-name="Table2.A2" office:value-type="string">
            <text:p text:style-name="P27">Expected result</text:p>
          </table:table-cell>
          <table:table-cell table:style-name="Table2.A2" office:value-type="string">
            <text:p text:style-name="P27">Actual result</text:p>
          </table:table-cell>
          <table:table-cell table:style-name="Table2.A2" office:value-type="string">
            <text:p text:style-name="P27">Pass/Fail</text:p>
          </table:table-cell>
          <table:table-cell table:style-name="Table2.A2" office:value-type="string">
            <text:p text:style-name="P27">Notes </text:p>
          </table:table-cell>
        </table:table-row>
        <table:table-row table:style-name="Table2.3"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3"><text:span text:style-name="T1">Make a </text:span><text:span text:style-name="T2">GET</text:span><text:span text:style-name="T1"> request towards the endpoint /api/</text:span><text:span text:style-name="T7">clients</text:span></text:p>
          </table:table-cell>
          <table:table-cell table:style-name="Table2.A1" office:value-type="string">
            <text:list xml:id="list133607573980000" text:continue-numbering="true" text:style-name="WWNum24">
              <text:list-header>
                <text:p text:style-name="P55"/>
                <text:p text:style-name="P80"/>
              </text:list-header>
            </text:list>
          </table:table-cell>
          <table:table-cell table:style-name="Table2.A1" office:value-type="string">
            <text:list xml:id="list133608212274701" text:continue-numbering="true" text:style-name="WWNum24">
              <text:list-item>
                <text:p text:style-name="P69">Status code:2XX</text:p>
              </text:list-item>
              <text:list-item>
                <text:p text:style-name="P71">New client is shown with ID 3</text:p>
              </text:list-item>
            </text:list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 table:style-name="Table2.3"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33">Make a PUT request towards the endpoint api/client/3</text:p>
          </table:table-cell>
          <table:table-cell table:style-name="Table2.A2" office:value-type="string">
            <text:p text:style-name="P43">"name": "Marcus",</text:p>
            <text:p text:style-name="P43">"email": "ljungqvist_marcus@hotmail.com",</text:p>
            <text:p text:style-name="P43">"telephone": "0736637003",</text:p>
            <text:p text:style-name="P43">"id": 3,</text:p>
            <text:p text:style-name="P44">"created": "2021-11-22T19:30:01.361Z"</text:p>
          </table:table-cell>
          <table:table-cell table:style-name="Table2.A2" office:value-type="string">
            <text:list xml:id="list133607528749552" text:continue-numbering="true" text:style-name="WWNum24">
              <text:list-item>
                <text:p text:style-name="P72">Status code:2XX</text:p>
              </text:list-item>
            </text:list>
            <text:p text:style-name="P11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 table:style-name="Table2.5"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33">Assert that the client with ID 3 is updated with a new credentials</text:p>
          </table:table-cell>
          <table:table-cell table:style-name="Table2.A2" office:value-type="string">
            <text:list xml:id="list133608143056236" text:continue-numbering="true" text:style-name="WWNum24">
              <text:list-header>
                <text:p text:style-name="P55"/>
              </text:list-header>
            </text:list>
          </table:table-cell>
          <table:table-cell table:style-name="Table2.A2" office:value-type="string">
            <text:list xml:id="list133608486094976" text:continue-numbering="true" text:style-name="WWNum24">
              <text:list-item>
                <text:p text:style-name="P72">Client is updated with the new credentials</text:p>
              </text:list-item>
            </text:list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</table:table>
      <text:p text:style-name="P49"/>
      <text:p text:style-name="P48"><text:span text:style-name="T13">Designed by</text:span><text:span text:style-name="T10">: </text:span><text:span text:style-name="T11">Marcus Ljungqvist</text:span></text:p>
      <text:p text:style-name="P48"><text:span text:style-name="T13">Pre-conditions</text:span><text:span text:style-name="T10">: </text:span></text:p>
      <text:list xml:id="list133608239892689" text:continue-numbering="true" text:style-name="WWNum24">
        <text:list-item>
          <text:p text:style-name="P60"><text:span text:style-name="T10">The system is up available at the address: </text:span><text:span text:style-name="T9">http://localhost:3000</text:span></text:p>
        </text:list-item>
        <text:list-item>
          <text:p text:style-name="P64">The Software Tester has access to login credentials.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1">TC03</text:p>
          </table:table-cell>
          <table:table-cell table:style-name="Table3.A1" office:value-type="string">
            <text:p text:style-name="P34">Create new reservation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27">Step</text:p>
          </table:table-cell>
          <table:table-cell table:style-name="Table3.A2" office:value-type="string">
            <text:p text:style-name="P27">Test step</text:p>
          </table:table-cell>
          <table:table-cell table:style-name="Table3.A2" office:value-type="string">
            <text:p text:style-name="P27">Test data</text:p>
          </table:table-cell>
          <table:table-cell table:style-name="Table3.A2" office:value-type="string">
            <text:p text:style-name="P27">Expected result</text:p>
          </table:table-cell>
          <table:table-cell table:style-name="Table3.A2" office:value-type="string">
            <text:p text:style-name="P27">Actual result</text:p>
          </table:table-cell>
          <table:table-cell table:style-name="Table3.A2" office:value-type="string">
            <text:p text:style-name="P27">Pass/Fail</text:p>
          </table:table-cell>
          <table:table-cell table:style-name="Table3.A2" office:value-type="string">
            <text:p text:style-name="P27">Notes </text:p>
          </table:table-cell>
        </table:table-row>
        <table:table-row table:style-name="Table3.3"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32"><text:span text:style-name="T3">Make a POST request toward the endpoint </text:span><text:span text:style-name="T8">api/login</text:span></text:p>
          </table:table-cell>
          <table:table-cell table:style-name="Table3.A1" office:value-type="string">
            <text:list xml:id="list1808709482" text:style-name="L2">
              <text:list-header>
                <text:p text:style-name="P53"/>
              </text:list-header>
              <text:list-item>
                <text:p text:style-name="P53">Username: “tester01”</text:p>
              </text:list-item>
              <text:list-item>
                <text:p text:style-name="P57">Password: <text:s/>“<text:span text:style-name="T11">GteteqbQQgSr88SwNExUQv2ydb7xuf8c”</text:span></text:p>
              </text:list-item>
            </text:list>
            <text:list xml:id="list133607876741518" text:continue-list="list133608239892689" text:style-name="WWNum24">
              <text:list-header>
                <text:p text:style-name="P80"/>
              </text:list-header>
            </text:list>
          </table:table-cell>
          <table:table-cell table:style-name="Table3.A1" office:value-type="string">
            <text:list xml:id="list133608915195089" text:continue-numbering="true" text:style-name="WWNum24">
              <text:list-item>
                <text:p text:style-name="P69">Status code:2XX</text:p>
              </text:list-item>
              <text:list-item>
                <text:p text:style-name="P73">A token is returned for the login and we have access to the website</text:p>
              </text:list-item>
            </text:list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</table:table-row>
        <table:table-row table:style-name="Table3.4">
          <table:table-cell table:style-name="Table3.A2" office:value-type="string">
            <text:p text:style-name="P21">2</text:p>
          </table:table-cell>
          <table:table-cell table:style-name="Table3.B4" office:value-type="string">
            <text:p text:style-name="P34">Make a POST request to the endpoint api/reservation/new</text:p>
          </table:table-cell>
          <table:table-cell table:style-name="Table3.B4" office:value-type="string">
            <text:p text:style-name="P5">"client": 3,</text:p>
            <text:p text:style-name="P6">"room": 1,</text:p>
            <text:p text:style-name="P6">"bill": 1,</text:p>
            <text:p text:style-name="P6">"start": "2021-02-22",</text:p>
            <text:p text:style-name="P7">"end": "2021-03-22"</text:p>
          </table:table-cell>
          <table:table-cell table:style-name="Table3.A2" office:value-type="string">
            <text:list xml:id="list133608959159867" text:continue-numbering="true" text:style-name="WWNum24">
              <text:list-item>
                <text:p text:style-name="P73">Status code:2XX</text:p>
              </text:list-item>
              <text:list-item>
                <text:p text:style-name="P74">A new reservation is created.</text:p>
              </text:list-item>
            </text:list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</table:table-row>
        <table:table-row table:style-name="Table3.5"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35">Make a GET request to the endpoint api/reservations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list xml:id="list2757162594" text:style-name="L3">
              <text:list-header>
                <text:p text:style-name="P81">Assert that the new reservation exists</text:p>
              </text:list-header>
            </text:list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</table:table-row>
      </table:table>
      <text:p text:style-name="P8"/>
      <text:p text:style-name="P51"><text:span text:style-name="T13">Designed by</text:span><text:span text:style-name="T10">: </text:span><text:span text:style-name="T11">Marcus Ljungqvist</text:span></text:p>
      <text:p text:style-name="P47"><text:span text:style-name="T13">Pre-conditions</text:span><text:span text:style-name="T10">: </text:span></text:p>
      <text:list xml:id="list133607391423555" text:continue-list="list133608959159867" text:style-name="WWNum24">
        <text:list-item>
          <text:p text:style-name="P61"><text:span text:style-name="T10">The system is up available at the address: </text:span><text:span text:style-name="T9">http://localhost:3000</text:span></text:p>
        </text:list-item>
        <text:list-item>
          <text:p text:style-name="P65">The Software Tester has access to login credentials.</text:p>
        </text:list-item>
        <text:list-item>
          <text:p text:style-name="P61"><text:span text:style-name="T11">The Software Tester is logged in at the website with username:”tester01” and password “GteteqbQQgSr88SwNExUQv2ydb7xuf8c” </text:span><text:span text:style-name="T12">and use the generated token in header.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41">TC0<text:span text:style-name="T19">4</text:span></text:p>
          </table:table-cell>
          <table:table-cell table:style-name="Table4.A1" office:value-type="string">
            <text:p text:style-name="P36">Update reservation with ID 2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p text:style-name="P27">Step</text:p>
          </table:table-cell>
          <table:table-cell table:style-name="Table4.A2" office:value-type="string">
            <text:p text:style-name="P27">Test step</text:p>
          </table:table-cell>
          <table:table-cell table:style-name="Table4.A2" office:value-type="string">
            <text:p text:style-name="P27">Test data</text:p>
          </table:table-cell>
          <table:table-cell table:style-name="Table4.A2" office:value-type="string">
            <text:p text:style-name="P27">Expected result</text:p>
          </table:table-cell>
          <table:table-cell table:style-name="Table4.A2" office:value-type="string">
            <text:p text:style-name="P27">Actual result</text:p>
          </table:table-cell>
          <table:table-cell table:style-name="Table4.A2" office:value-type="string">
            <text:p text:style-name="P27">Pass/Fail</text:p>
          </table:table-cell>
          <table:table-cell table:style-name="Table4.A2" office:value-type="string">
            <text:p text:style-name="P27">Notes </text:p>
          </table:table-cell>
        </table:table-row>
        <table:table-row table:style-name="Table4.3"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3"><text:span text:style-name="T1">Make a </text:span><text:span text:style-name="T2">PUT</text:span><text:span text:style-name="T1"> request towards the endpoint /api/</text:span><text:span text:style-name="T2">reservation/</text:span><text:span text:style-name="T4">2</text:span></text:p>
          </table:table-cell>
          <table:table-cell table:style-name="Table4.A1" office:value-type="string">
            <text:p text:style-name="P4">"client": 3,</text:p>
            <text:p text:style-name="P4">"room": <text:span text:style-name="T18">2</text:span>,</text:p>
            <text:p text:style-name="P4">"bill": 1,</text:p>
            <text:p text:style-name="P4">"start": "2021-02-22",</text:p>
            <text:p text:style-name="P4">"end": "2021-03-22"</text:p>
          </table:table-cell>
          <table:table-cell table:style-name="Table4.A1" office:value-type="string">
            <text:list xml:id="list133607772392414" text:continue-numbering="true" text:style-name="WWNum24">
              <text:list-item>
                <text:p text:style-name="P69">Status code:2XX</text:p>
              </text:list-item>
              <text:list-item>
                <text:p text:style-name="P71">Reservation with ID 2 is updated correctly with room “2”</text:p>
              </text:list-item>
            </text:list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4">
          <table:table-cell table:style-name="Table4.A2" office:value-type="string">
            <text:p text:style-name="P22">2</text:p>
          </table:table-cell>
          <table:table-cell table:style-name="Table4.A2" office:value-type="string">
            <text:p text:style-name="P37">Assert that the reservation with ID 2 is updated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list xml:id="list133609011795796" text:continue-numbering="true" text:style-name="WWNum24">
              <text:list-item>
                <text:p text:style-name="P75">The reservation is updated with the correct credentials</text:p>
              </text:list-item>
            </text:list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</table:table-row>
      </table:table>
      <text:p text:style-name="P1"/>
      <text:p text:style-name="P47"><text:span text:style-name="T13">Designed by</text:span><text:span text:style-name="T10">: </text:span><text:span text:style-name="T11">Marcus Ljungqvist</text:span></text:p>
      <text:p text:style-name="P47"><text:span text:style-name="T13">Pre-conditions</text:span><text:span text:style-name="T10">: </text:span></text:p>
      <text:list xml:id="list133607826281688" text:continue-numbering="true" text:style-name="WWNum24">
        <text:list-item>
          <text:p text:style-name="P61"><text:span text:style-name="T10">The system is up available at the address: </text:span><text:span text:style-name="T9">http://localhost:3000</text:span></text:p>
        </text:list-item>
        <text:list-item>
          <text:p text:style-name="P65">The Software Tester has access to login credentials.</text:p>
        </text:list-item>
        <text:list-item>
          <text:p text:style-name="P61"><text:span text:style-name="T14">The Software Tester is logged in at the website with username:”tester01” and password “</text:span><text:span text:style-name="T11">GteteqbQQgSr88SwNExUQv2ydb7xuf8c” </text:span><text:span text:style-name="T12">and use the generated token in header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42">TC0<text:span text:style-name="T20">5</text:span></text:p>
          </table:table-cell>
          <table:table-cell table:style-name="Table6.A1" office:value-type="string">
            <text:p text:style-name="P30">Delete reservation ID 2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2" office:value-type="string">
            <text:p text:style-name="P28">Step</text:p>
          </table:table-cell>
          <table:table-cell table:style-name="Table6.A2" office:value-type="string">
            <text:p text:style-name="P28">Test step</text:p>
          </table:table-cell>
          <table:table-cell table:style-name="Table6.A2" office:value-type="string">
            <text:p text:style-name="P28">Test data</text:p>
          </table:table-cell>
          <table:table-cell table:style-name="Table6.A2" office:value-type="string">
            <text:p text:style-name="P28">Expected result</text:p>
          </table:table-cell>
          <table:table-cell table:style-name="Table6.A2" office:value-type="string">
            <text:p text:style-name="P28">Actual result</text:p>
          </table:table-cell>
          <table:table-cell table:style-name="Table6.A2" office:value-type="string">
            <text:p text:style-name="P28">Pass/Fail</text:p>
          </table:table-cell>
          <table:table-cell table:style-name="Table6.A2" office:value-type="string">
            <text:p text:style-name="P28">Notes </text:p>
          </table:table-cell>
        </table:table-row>
        <table:table-row table:style-name="Table6.3"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38">Make a GET request towards the endpoint api/reservations</text:p>
          </table:table-cell>
          <table:table-cell table:style-name="Table6.A1" office:value-type="string">
            <text:list xml:id="list133608854803702" text:continue-numbering="true" text:style-name="WWNum24">
              <text:list-header>
                <text:p text:style-name="P56"/>
              </text:list-header>
            </text:list>
          </table:table-cell>
          <table:table-cell table:style-name="Table6.A1" office:value-type="string">
            <text:list xml:id="list133609052849835" text:continue-numbering="true" text:style-name="WWNum24">
              <text:list-item>
                <text:p text:style-name="P70">Status code:2XX</text:p>
              </text:list-item>
            </text:list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</table:table-row>
        <table:table-row table:style-name="Table6.3">
          <table:table-cell table:style-name="Table6.A2" office:value-type="string">
            <text:p text:style-name="P24">2</text:p>
          </table:table-cell>
          <table:table-cell table:style-name="Table6.A2" office:value-type="string">
            <text:p text:style-name="P14"><text:span text:style-name="T1">Make a </text:span><text:span text:style-name="T5">DELETE</text:span><text:span text:style-name="T1"> request towards the endpoint /api/</text:span><text:span text:style-name="T2">reservation/</text:span><text:span text:style-name="T4">2</text:span></text:p>
          </table:table-cell>
          <table:table-cell table:style-name="Table6.A2" office:value-type="string">
            <text:list xml:id="list133608744662371" text:continue-numbering="true" text:style-name="WWNum24">
              <text:list-header>
                <text:p text:style-name="P56"/>
              </text:list-header>
            </text:list>
            <text:p text:style-name="P10"/>
          </table:table-cell>
          <table:table-cell table:style-name="Table6.A2" office:value-type="string">
            <text:list xml:id="list133608121540005" text:continue-numbering="true" text:style-name="WWNum24">
              <text:list-item>
                <text:p text:style-name="P70"><text:span text:style-name="T20">S</text:span>tatus code:2XX</text:p>
              </text:list-item>
              <text:list-item>
                <text:p text:style-name="P78"><text:span text:style-name="T2">Reservation with ID 2 is updated </text:span><text:span text:style-name="T5">deleted.</text:span></text:p>
              </text:list-item>
            </text:list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</table:table-row>
        <table:table-row table:style-name="Table6.5">
          <table:table-cell table:style-name="Table6.A2" office:value-type="string">
            <text:p text:style-name="P23">3</text:p>
          </table:table-cell>
          <table:table-cell table:style-name="Table6.A2" office:value-type="string">
            <text:p text:style-name="P39">Assert that the reservation with ID 2 is deleted</text:p>
          </table:table-cell>
          <table:table-cell table:style-name="Table6.A2" office:value-type="string">
            <text:list xml:id="list133608451058278" text:continue-numbering="true" text:style-name="WWNum24">
              <text:list-header>
                <text:p text:style-name="P56"/>
              </text:list-header>
            </text:list>
          </table:table-cell>
          <table:table-cell table:style-name="Table6.A2" office:value-type="string">
            <text:list xml:id="list133607577942924" text:continue-numbering="true" text:style-name="WWNum24">
              <text:list-item>
                <text:p text:style-name="P76">Reservation with ID 2 is deleted.</text:p>
              </text:list-item>
            </text:list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</table:table-row>
      </table:table>
      <text:p text:style-name="P1"/>
      <text:p text:style-name="P47"><text:span text:style-name="T13">Designed by</text:span><text:span text:style-name="T10">: </text:span><text:span text:style-name="T11">Marcus Ljungqvist</text:span></text:p>
      <text:p text:style-name="P47"><text:span text:style-name="T13">Pre-conditions</text:span><text:span text:style-name="T10">: </text:span></text:p>
      <text:list xml:id="list133607955686973" text:continue-numbering="true" text:style-name="WWNum24">
        <text:list-item>
          <text:p text:style-name="P61"><text:span text:style-name="T10">The system is up available at the address: </text:span><text:span text:style-name="T9">http://localhost:3000</text:span></text:p>
        </text:list-item>
        <text:list-item>
          <text:p text:style-name="P65">The Software Tester has access to login credentials.</text:p>
        </text:list-item>
        <text:list-item>
          <text:p text:style-name="P61"><text:span text:style-name="T14">The Software Tester is logged in at the website with username:”tester01” and password “</text:span><text:span text:style-name="T11">GteteqbQQgSr88SwNExUQv2ydb7xuf8c” </text:span><text:span text:style-name="T12">and use the generated token in header.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2">TC0<text:span text:style-name="T20">6</text:span></text:p>
          </table:table-cell>
          <table:table-cell table:style-name="Table7.A1" office:value-type="string">
            <text:p text:style-name="P30">Delete client ID 3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 table:style-name="Table7.1">
          <table:table-cell table:style-name="Table7.A2" office:value-type="string">
            <text:p text:style-name="P28">Step</text:p>
          </table:table-cell>
          <table:table-cell table:style-name="Table7.A2" office:value-type="string">
            <text:p text:style-name="P28">Test step</text:p>
          </table:table-cell>
          <table:table-cell table:style-name="Table7.A2" office:value-type="string">
            <text:p text:style-name="P28">Test data</text:p>
          </table:table-cell>
          <table:table-cell table:style-name="Table7.A2" office:value-type="string">
            <text:p text:style-name="P28">Expected result</text:p>
          </table:table-cell>
          <table:table-cell table:style-name="Table7.A2" office:value-type="string">
            <text:p text:style-name="P28">Actual result</text:p>
          </table:table-cell>
          <table:table-cell table:style-name="Table7.A2" office:value-type="string">
            <text:p text:style-name="P28">Pass/Fail</text:p>
          </table:table-cell>
          <table:table-cell table:style-name="Table7.A2" office:value-type="string">
            <text:p text:style-name="P28">Notes </text:p>
          </table:table-cell>
        </table:table-row>
        <table:table-row table:style-name="Table7.3"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40">Make a GET request towards the endpoint api/clients</text:p>
          </table:table-cell>
          <table:table-cell table:style-name="Table7.A1" office:value-type="string">
            <text:list xml:id="list133609115454311" text:continue-numbering="true" text:style-name="WWNum24">
              <text:list-header>
                <text:p text:style-name="P56"/>
              </text:list-header>
            </text:list>
          </table:table-cell>
          <table:table-cell table:style-name="Table7.A1" office:value-type="string">
            <text:list xml:id="list133609023175497" text:continue-numbering="true" text:style-name="WWNum24">
              <text:list-item>
                <text:p text:style-name="P77">Status code:2XX</text:p>
              </text:list-item>
            </text:list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</table:table-row>
        <table:table-row table:style-name="Table7.4">
          <table:table-cell table:style-name="Table7.A2" office:value-type="string">
            <text:p text:style-name="P25">2</text:p>
          </table:table-cell>
          <table:table-cell table:style-name="Table7.A2" office:value-type="string">
            <text:p text:style-name="P14"><text:span text:style-name="T1">Make a </text:span><text:span text:style-name="T5">DELETE</text:span><text:span text:style-name="T1"> request towards the endpoint /api/</text:span><text:span text:style-name="T6">client</text:span><text:span text:style-name="T2">/</text:span><text:span text:style-name="T6">3</text:span></text:p>
          </table:table-cell>
          <table:table-cell table:style-name="Table7.A2" office:value-type="string">
            <text:list xml:id="list133607161880415" text:continue-numbering="true" text:style-name="WWNum24">
              <text:list-header>
                <text:p text:style-name="P56"/>
              </text:list-header>
            </text:list>
            <text:p text:style-name="P10"/>
          </table:table-cell>
          <table:table-cell table:style-name="Table7.A2" office:value-type="string">
            <text:list xml:id="list133609184770602" text:continue-numbering="true" text:style-name="WWNum24">
              <text:list-item>
                <text:p text:style-name="P70">Status code:2XX</text:p>
                <text:p text:style-name="P82"/>
              </text:list-item>
            </text:list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</table:table-row>
        <table:table-row table:style-name="Table7.5">
          <table:table-cell table:style-name="Table7.A2" office:value-type="string">
            <text:p text:style-name="P25">3</text:p>
          </table:table-cell>
          <table:table-cell table:style-name="Table7.A2" office:value-type="string">
            <text:p text:style-name="P40">Assert that client ID 3 is deleted</text:p>
          </table:table-cell>
          <table:table-cell table:style-name="Table7.A2" office:value-type="string">
            <text:list xml:id="list133607195434464" text:continue-numbering="true" text:style-name="WWNum24">
              <text:list-header>
                <text:p text:style-name="P56"/>
              </text:list-header>
            </text:list>
          </table:table-cell>
          <table:table-cell table:style-name="Table7.A2" office:value-type="string">
            <text:list xml:id="list133609068382940" text:continue-numbering="true" text:style-name="WWNum24">
              <text:list-item>
                <text:p text:style-name="P77">Client with ID 3 is deleted.</text:p>
              </text:list-item>
            </text:list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2:48:32.046251234</meta:creation-date>
    <dc:date>2021-11-25T13:30:04.463982900</dc:date>
    <meta:editing-duration>PT5H17M48S</meta:editing-duration>
    <meta:editing-cycles>34</meta:editing-cycles>
    <meta:generator>LibreOffice/6.0.7.3$Linux_X86_64 LibreOffice_project/00m0$Build-3</meta:generator>
    <meta:document-statistic meta:table-count="6" meta:image-count="0" meta:object-count="0" meta:page-count="2" meta:paragraph-count="174" meta:word-count="691" meta:character-count="4258" meta:non-whitespace-character-count="3767"/>
  </office:meta>
</office:document-meta>
</file>